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8F000007F6A88E27B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fo:color="#d4d4d4" style:font-name="Consolas" fo:font-size="10.5pt" fo:font-weight="normal" fo:background-color="#1e1e1e"/>
    </style:style>
    <style:style style:name="P2" style:family="paragraph" style:parent-style-name="Standard">
      <style:paragraph-properties style:line-height-at-least="0.503cm"/>
      <style:text-properties fo:color="#d4d4d4" style:font-name="Consolas" fo:font-size="10.5pt" fo:font-weight="normal" fo:background-color="#1e1e1e"/>
    </style:style>
    <style:style style:name="P3" style:family="paragraph" style:parent-style-name="Standard">
      <style:text-properties fo:color="#d4d4d4" fo:background-color="#1e1e1e"/>
    </style:style>
    <style:style style:name="P4" style:family="paragraph" style:parent-style-name="Standard">
      <style:paragraph-properties style:line-height-at-least="0.503cm"/>
      <style:text-properties fo:color="#d4d4d4" fo:background-color="#1e1e1e"/>
    </style:style>
    <style:style style:name="T1" style:family="text">
      <style:text-properties fo:color="#d7ba7d"/>
    </style:style>
    <style:style style:name="T2" style:family="text">
      <style:text-properties fo:color="#9cdcfe"/>
    </style:style>
    <style:style style:name="T3" style:family="text">
      <style:text-properties fo:color="#9cdcfe" style:font-name="Consolas" fo:font-size="10.5pt" fo:font-weight="normal"/>
    </style:style>
    <style:style style:name="T4" style:family="text">
      <style:text-properties style:font-name="Consolas" fo:font-size="10.5pt" fo:font-weight="normal"/>
    </style:style>
    <style:style style:name="T5" style:family="text">
      <style:text-properties fo:color="#b5cea8" style:font-name="Consolas" fo:font-size="10.5pt" fo:font-weight="normal"/>
    </style:style>
    <style:style style:name="T6" style:family="text">
      <style:text-properties fo:color="#ce9178" style:font-name="Consolas" fo:font-size="10.5pt" fo:font-weight="normal"/>
    </style:style>
    <style:style style:name="T7" style:family="text">
      <style:text-properties fo:color="#4ec9b0"/>
    </style:style>
    <style:style style:name="T8" style:family="text">
      <style:text-properties fo:color="#4ec9b0" style:font-name="Consolas" fo:font-size="10.5pt" fo:font-weight="normal"/>
    </style:style>
    <style:style style:name="T9" style:family="text">
      <style:text-properties fo:color="#569cd6" style:font-name="Consolas" fo:font-size="10.5pt" fo:font-weight="normal"/>
    </style:style>
    <style:style style:name="T10" style:family="text">
      <style:text-properties fo:color="#dcdcaa"/>
    </style:style>
    <style:style style:name="T11" style:family="text">
      <style:text-properties fo:color="#dcdcaa" style:font-name="Consolas" fo:font-size="10.5pt" fo:font-weight="normal"/>
    </style:style>
    <style:style style:name="T12" style:family="text">
      <style:text-properties fo:color="#c586c0" style:font-name="Consolas" fo:font-size="10.5pt"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sumen:</text:p>
      <text:p text:style-name="Standard">la pagina a sido elaborada con lenguajes como html, css y javascript a sido usado framworks como angular y boostrap para la apariencia de la pagina.</text:p>
      <text:p text:style-name="Standard">La pagina a sido creada mediante un servidor local por lo que fue necesario bajar los repositorios de angular y boostrap mediante node.js.</text:p>
      <text:p text:style-name="Standard">Los comandos para descagar son :</text:p>
      <text:p text:style-name="Standard">para angular</text:p>
      <text:p text:style-name="Standard">-"npm install -g @angular/cli"</text:p>
      <text:p text:style-name="Standard">para boostrap </text:p>
      <text:p text:style-name="Standard">-"npm install boostrap –save"</text:p>
      <text:p text:style-name="Standard"/>
      <text:p text:style-name="Standard">corremos el servidor mediante node.js con el comando</text:p>
      <text:p text:style-name="Standard">-"ng serve"</text:p>
      <text:p text:style-name="Standard">en caso de ocurrir el siguiente error</text:p>
      <text:p text:style-name="Standard"><draw:frame draw:style-name="fr1" draw:name="gráficos1" text:anchor-type="paragraph" svg:width="16.999cm" svg:height="1.863cm" draw:z-index="0"><draw:image xlink:href="Pictures/200000070000488F000007F6A88E27B6.svm" xlink:type="simple" xlink:show="embed" xlink:actuate="onLoad"/></draw:frame></text:p>
      <text:p text:style-name="Standard">se ejecuta el siguiente código</text:p>
      <text:p text:style-name="Standard">-"SET NODE_OPTIONS=--max_old_space_size=8048"</text:p>
      <text:p text:style-name="Standard">esto es debido a un error en la repartición de memoria mediante node.js.</text:p>
      <text:p text:style-name="Standard">Luego de esto se puede descomprimir el zip dentro de la carpeta ang-crud para luego hacerlo funcionar.</text:p>
      <text:p text:style-name="Standard">una vez ejecutado todo ya se puede abrir la pagina en el puerto locahost:4200.</text:p>
      <text:p text:style-name="Standard"/>
      <text:p text:style-name="Standard">Explicación del código</text:p>
      <text:p text:style-name="Standard">luego de importar la librería de boostrap en angular.json </text:p>
      <text:p text:style-name="Standard">en la dirección proyecto\ang-crud\src\app se encontrara los elementos que mas han sido modificados para el funcionamiento del código <text:s/>el archivo app.component.html contiene el frontend de la pagina en esta están los formularios los botones los inputs entre otros mas, desde aquí aplicamos en varias ocasiones comandos de angular para que los botones logren tener un funcionamiento concreto y los datos de cada objeto sea enviado de forma correcta.</text:p>
      <text:p text:style-name="Standard">En app.component.css se encuentran varios sentencias que hacen alusión al estilo de la pagina </text:p>
      <text:p text:style-name="P2"><text:span text:style-name="T1">.app</text:span>{</text:p>
      <text:p text:style-name="P4">    <text:span text:style-name="T3">border-radius</text:span><text:span text:style-name="T4">: </text:span><text:span text:style-name="T5">4px</text:span><text:span text:style-name="T4">;</text:span></text:p>
      <text:p text:style-name="P4">    <text:span text:style-name="T3">margin-top</text:span><text:span text:style-name="T4">: </text:span><text:span text:style-name="T5">20px</text:span><text:span text:style-name="T4">;</text:span></text:p>
      <text:p text:style-name="P4">    <text:span text:style-name="T3">padding</text:span><text:span text:style-name="T4">: </text:span><text:span text:style-name="T5">30px</text:span><text:span text:style-name="T4">;</text:span></text:p>
      <text:p text:style-name="P4">    <text:span text:style-name="T3">background</text:span><text:span text:style-name="T4">: </text:span><text:span text:style-name="T6">#fff</text:span><text:span text:style-name="T4">;</text:span></text:p>
      <text:p text:style-name="P2">}</text:p>
      <text:p text:style-name="Standard"><text:s/>el código denota la edición de los margenes colores de la pantalla y <text:s/>radios de los bordes </text:p>
      <text:p text:style-name="Standard"/>
      <text:p text:style-name="Standard">en el archivo app.component.ts encontramos la lógica que logra hacer funcionar la pagina. Lo primero que encontramos en el archivo son las importaciones de los componentes <text:s/>luego </text:p>
      <text:p text:style-name="P4">  <text:span text:style-name="T3">title</text:span><text:span text:style-name="T4">:</text:span><text:span text:style-name="T8">string</text:span><text:span text:style-name="T4">=</text:span><text:span text:style-name="T6">'proyecto con angular'</text:span><text:span text:style-name="T4">;</text:span></text:p>
      <text:p text:style-name="P4">  <text:span text:style-name="T3">msg</text:span><text:span text:style-name="T4">:</text:span><text:span text:style-name="T8">string</text:span><text:span text:style-name="T4">=</text:span><text:span text:style-name="T6">''</text:span><text:span text:style-name="T4">;</text:span></text:p>
      <text:p text:style-name="Standard">el title se guarda como una variable al igual que msg que serán usada por el archivo app.component.html para ser mostrados en pantalla, <text:s/>la variable msg esta en blanco para evitar que unos de los mensajes invocados por angular sea mostrado al inicio de la apertura de la pagina.</text:p>
      <text:p text:style-name="Standard"/>
      <text:p text:style-name="Standard"/>
      <text:p text:style-name="Standard"><text:soft-page-break/></text:p>
      <text:p text:style-name="P4"> <text:span text:style-name="T3">employees</text:span><text:span text:style-name="T4">=[</text:span></text:p>
      <text:p text:style-name="P4">    <text:span text:style-name="T4">{</text:span><text:span text:style-name="T6">'nombre'</text:span><text:span text:style-name="T3">:</text:span><text:span text:style-name="T6">'jose'</text:span><text:span text:style-name="T4">,</text:span><text:span text:style-name="T3">position:</text:span><text:span text:style-name="T6">'manager'</text:span><text:span text:style-name="T4">,</text:span><text:span text:style-name="T3">email:</text:span><text:span text:style-name="T6">'email@gmail.com'</text:span><text:span text:style-name="T4">},</text:span></text:p>
      <text:p text:style-name="P4">    <text:span text:style-name="T4">{</text:span><text:span text:style-name="T6">'nombre'</text:span><text:span text:style-name="T3">:</text:span><text:span text:style-name="T6">'adrian'</text:span><text:span text:style-name="T4">,</text:span><text:span text:style-name="T3">position:</text:span><text:span text:style-name="T6">'Designer'</text:span><text:span text:style-name="T4">,</text:span><text:span text:style-name="T3">email:</text:span><text:span text:style-name="T6">'email@gmail.com'</text:span><text:span text:style-name="T4">},</text:span></text:p>
      <text:p text:style-name="P4">    <text:span text:style-name="T4">{</text:span><text:span text:style-name="T6">'nombre'</text:span><text:span text:style-name="T3">:</text:span><text:span text:style-name="T6">'santiago'</text:span><text:span text:style-name="T4">,</text:span><text:span text:style-name="T3">position:</text:span><text:span text:style-name="T6">'programmer'</text:span><text:span text:style-name="T4">,</text:span><text:span text:style-name="T3">email:</text:span><text:span text:style-name="T6">'email@gmail.com'</text:span><text:span text:style-name="T4">}</text:span></text:p>
      <text:p text:style-name="P4">  <text:span text:style-name="T4">];</text:span></text:p>
      <text:p text:style-name="Standard"><text:s/>en este fragmento de código observamos un arreglo que será el que utilizaremos a lo largo del programa <text:s/>para agregar eliminar y editar nuevos elementos, es decir que nuestro programa trabajara en base al arreglo, cada elemento del arreglo va acompañado de su nombre y de su posición.</text:p>
      <text:p text:style-name="Standard"/>
      <text:p text:style-name="P4"> <text:span text:style-name="T3">model</text:span><text:span text:style-name="T4">:</text:span><text:span text:style-name="T8">any</text:span><text:span text:style-name="T4">={};</text:span></text:p>
      <text:p text:style-name="P4">  <text:span text:style-name="T3">model2</text:span><text:span text:style-name="T4">:</text:span><text:span text:style-name="T8">any</text:span><text:span text:style-name="T4">={};</text:span></text:p>
      <text:p text:style-name="P4">  <text:span text:style-name="T3">hideUpdate</text:span><text:span text:style-name="T4">:</text:span><text:span text:style-name="T8">boolean</text:span><text:span text:style-name="T4">=</text:span><text:span text:style-name="T9">true</text:span><text:span text:style-name="T4">;</text:span></text:p>
      <text:p text:style-name="Standard"/>
      <text:p text:style-name="Standard">model1 model2 <text:s/>son creados para poder trabajar con los distintos datos que se van manipulando a lo largo del proceso de ejecución.</text:p>
      <text:p text:style-name="Standard">El hideUpdate e un valor que se mantendrá en true mientras el usuario denote lo contrario.</text:p>
      <text:p text:style-name="Standard">Lo que sigue a continuación es usar 4 métodos distintos que se encargaran de agregar,eliminar, editar,actualizar el registro de los empleados. </text:p>
      <text:p text:style-name="Standard"/>
      <text:p text:style-name="P4"> </text:p>
      <text:p text:style-name="P4">  <text:span text:style-name="T11">addEmployee</text:span><text:span text:style-name="T4">():</text:span><text:span text:style-name="T8">void</text:span><text:span text:style-name="T4">{</text:span></text:p>
      <text:p text:style-name="P4">    <text:span text:style-name="T9">this</text:span><text:span text:style-name="T4">.</text:span><text:span text:style-name="T3">employees</text:span><text:span text:style-name="T4">.</text:span><text:span text:style-name="T11">push</text:span><text:span text:style-name="T4">(</text:span><text:span text:style-name="T9">this</text:span><text:span text:style-name="T4">.</text:span><text:span text:style-name="T3">model</text:span><text:span text:style-name="T4">);</text:span></text:p>
      <text:p text:style-name="P4">    <text:span text:style-name="T9">this</text:span><text:span text:style-name="T4">.</text:span><text:span text:style-name="T3">msg</text:span><text:span text:style-name="T4">=</text:span><text:span text:style-name="T6">'campo agregado'</text:span><text:span text:style-name="T4">;</text:span></text:p>
      <text:p text:style-name="P4">  <text:span text:style-name="T4">}</text:span></text:p>
      <text:p text:style-name="Standard"><text:s/>es el método de agregar, lo que hace es invocar un objeto y con ayuda de push agrega un elemento en el modelo 1 que este se encargara de adicionar un elemento al arreglo,luego de esto el mensaje creado en app.component.html con angular sera modificado y mostrara campo agregado, luego de que el mensaje deja de estar en blanco aparecerá en la parte superior derecha de la pagina en color verde.</text:p>
      <text:p text:style-name="Standard"/>
      <text:p text:style-name="P4">  <text:span text:style-name="T11">deleteEmployee</text:span><text:span text:style-name="T4">(</text:span><text:span text:style-name="T3">i</text:span><text:span text:style-name="T4">:</text:span><text:span text:style-name="T8">number</text:span><text:span text:style-name="T4">):</text:span><text:span text:style-name="T8">void</text:span><text:span text:style-name="T4">{  </text:span></text:p>
      <text:p text:style-name="P4">    <text:span text:style-name="T9">var</text:span><text:span text:style-name="T4"> </text:span><text:span text:style-name="T3">answer</text:span><text:span text:style-name="T4"> = </text:span><text:span text:style-name="T11">confirm</text:span><text:span text:style-name="T4">(</text:span><text:span text:style-name="T6">'quieres eliminar ?'</text:span><text:span text:style-name="T4">);</text:span></text:p>
      <text:p text:style-name="P4">    <text:span text:style-name="T12">if</text:span><text:span text:style-name="T4">(</text:span><text:span text:style-name="T3">answer</text:span><text:span text:style-name="T4">){</text:span></text:p>
      <text:p text:style-name="P4">      <text:span text:style-name="T9">this</text:span><text:span text:style-name="T4">.</text:span><text:span text:style-name="T3">employees</text:span><text:span text:style-name="T4">.</text:span><text:span text:style-name="T11">splice</text:span><text:span text:style-name="T4">(</text:span><text:span text:style-name="T3">i</text:span><text:span text:style-name="T4">,</text:span><text:span text:style-name="T5">1</text:span><text:span text:style-name="T4">);</text:span></text:p>
      <text:p text:style-name="P4">      <text:span text:style-name="T9">this</text:span><text:span text:style-name="T4">.</text:span><text:span text:style-name="T3">msg</text:span><text:span text:style-name="T4">=</text:span><text:span text:style-name="T6">'campo eliminado'</text:span><text:span text:style-name="T4">;</text:span></text:p>
      <text:p text:style-name="P4">    <text:span text:style-name="T4">}</text:span></text:p>
      <text:p text:style-name="P4">  <text:span text:style-name="T4">}</text:span></text:p>
      <text:p text:style-name="Standard"/>
      <text:p text:style-name="Standard">el deleteEmplotee es un método que usa el indice i para posicionarse sobre el arreglo empleado, en app.componer.html se crea un mensaje de confirmar que es almacenado en la variable answer como un tipo boolean, el mensaje de confirm muestra un mensaje que pregunta en la parte superior de la pagina si desea borrar el empleado en caso de presionar el boton delete, si el usuario presiona cancelar la variable answer es igual a false y no pasa nada en caso de que el usuario presione ok entonces se cumple la condición del if y se selecciona mediante el indice el arreglo escogido y mediante la palabra reservadan por angular splice se borra la fila del arreglo seleccionado despues el mensaje cambia a 'campo eliminado'</text:p>
      <text:p text:style-name="Standard"/>
      <text:p text:style-name="Standard"/>
      <text:p text:style-name="Standard"/>
      <text:p text:style-name="Standard"/>
      <text:p text:style-name="Standard"/>
      <text:p text:style-name="P2"><text:soft-page-break/><text:span text:style-name="T2">myValue</text:span>: <text:span text:style-name="T7">any</text:span>;</text:p>
      <text:p text:style-name="P4">  <text:span text:style-name="T11">editEmployee</text:span><text:span text:style-name="T4">(</text:span><text:span text:style-name="T3">i</text:span><text:span text:style-name="T4">: </text:span><text:span text:style-name="T8">number</text:span><text:span text:style-name="T4">):</text:span><text:span text:style-name="T8">void</text:span><text:span text:style-name="T4">{</text:span></text:p>
      <text:p text:style-name="P4">    <text:span text:style-name="T9">this</text:span><text:span text:style-name="T4">.</text:span><text:span text:style-name="T3">hideUpdate</text:span><text:span text:style-name="T4">=</text:span><text:span text:style-name="T9">false</text:span><text:span text:style-name="T4">;</text:span></text:p>
      <text:p text:style-name="P4">    <text:span text:style-name="T9">this</text:span><text:span text:style-name="T4">.</text:span><text:span text:style-name="T3">model2</text:span><text:span text:style-name="T4">.</text:span><text:span text:style-name="T3">name</text:span><text:span text:style-name="T4">=</text:span><text:span text:style-name="T9">this</text:span><text:span text:style-name="T4">.</text:span><text:span text:style-name="T3">employees</text:span><text:span text:style-name="T4">[</text:span><text:span text:style-name="T3">i</text:span><text:span text:style-name="T4">].</text:span><text:span text:style-name="T3">name</text:span><text:span text:style-name="T4">;</text:span></text:p>
      <text:p text:style-name="P4">    <text:span text:style-name="T9">this</text:span><text:span text:style-name="T4">.</text:span><text:span text:style-name="T3">model2</text:span><text:span text:style-name="T4">.</text:span><text:span text:style-name="T3">position</text:span><text:span text:style-name="T4">=</text:span><text:span text:style-name="T9">this</text:span><text:span text:style-name="T4">.</text:span><text:span text:style-name="T3">employees</text:span><text:span text:style-name="T4">[</text:span><text:span text:style-name="T3">i</text:span><text:span text:style-name="T4">].</text:span><text:span text:style-name="T3">position</text:span><text:span text:style-name="T4">;</text:span></text:p>
      <text:p text:style-name="P4">    <text:span text:style-name="T9">this</text:span><text:span text:style-name="T4">.</text:span><text:span text:style-name="T3">model2</text:span><text:span text:style-name="T4">.</text:span><text:span text:style-name="T3">email</text:span><text:span text:style-name="T4">=</text:span><text:span text:style-name="T9">this</text:span><text:span text:style-name="T4">.</text:span><text:span text:style-name="T3">employees</text:span><text:span text:style-name="T4">[</text:span><text:span text:style-name="T3">i</text:span><text:span text:style-name="T4">].</text:span><text:span text:style-name="T3">email</text:span><text:span text:style-name="T4">;</text:span></text:p>
      <text:p text:style-name="P4">    <text:span text:style-name="T9">this</text:span><text:span text:style-name="T4">.</text:span><text:span text:style-name="T3">myValue</text:span><text:span text:style-name="T4">=</text:span><text:span text:style-name="T3">i</text:span><text:span text:style-name="T4">;</text:span></text:p>
      <text:p text:style-name="P4">  <text:span text:style-name="T4">}</text:span></text:p>
      <text:p text:style-name="Standard">el metodo editemployee no edita los datos de los empleados, el metodo editemployee va a recoorer el arreglo mediante su indese por name,position,email <text:s/>y va a preparar los datos para ser editados con el metodo updateEmployee. El this.myValue =i es creado para llevar el control de los indices al primero es creado una variable global tipo any.</text:p>
      <text:p text:style-name="Standard"/>
      <text:p text:style-name="P3"><text:span text:style-name="T4"/></text:p>
      <text:p text:style-name="P1"><text:span text:style-name="T10">updateEmployee</text:span>():<text:span text:style-name="T7">void</text:span>{</text:p>
      <text:p text:style-name="P4">    <text:span text:style-name="T9">let</text:span><text:span text:style-name="T4"> </text:span><text:span text:style-name="T3">i</text:span><text:span text:style-name="T4"> = </text:span><text:span text:style-name="T9">this</text:span><text:span text:style-name="T4">.</text:span><text:span text:style-name="T3">myValue</text:span><text:span text:style-name="T4">;</text:span></text:p>
      <text:p text:style-name="P4">    <text:span text:style-name="T12">for</text:span><text:span text:style-name="T4">(</text:span><text:span text:style-name="T9">let</text:span><text:span text:style-name="T4"> </text:span><text:span text:style-name="T3">j</text:span><text:span text:style-name="T4">=</text:span><text:span text:style-name="T5">0</text:span><text:span text:style-name="T4">;</text:span><text:span text:style-name="T3">j</text:span><text:span text:style-name="T4">&lt; </text:span><text:span text:style-name="T9">this</text:span><text:span text:style-name="T4">.</text:span><text:span text:style-name="T3">employees</text:span><text:span text:style-name="T4">.</text:span><text:span text:style-name="T3">length</text:span><text:span text:style-name="T4">;</text:span><text:span text:style-name="T3">j</text:span><text:span text:style-name="T4">++){</text:span></text:p>
      <text:p text:style-name="P4">      <text:span text:style-name="T12">if</text:span><text:span text:style-name="T4">(</text:span><text:span text:style-name="T3">i</text:span><text:span text:style-name="T4">==</text:span><text:span text:style-name="T3">j</text:span><text:span text:style-name="T4">){</text:span></text:p>
      <text:p text:style-name="P4">        <text:span text:style-name="T9">this</text:span><text:span text:style-name="T4">.</text:span><text:span text:style-name="T3">employees</text:span><text:span text:style-name="T4">[</text:span><text:span text:style-name="T3">i</text:span><text:span text:style-name="T4">]=</text:span><text:span text:style-name="T9">this</text:span><text:span text:style-name="T4">.</text:span><text:span text:style-name="T3">model2</text:span><text:span text:style-name="T4">;</text:span></text:p>
      <text:p text:style-name="P4">        <text:span text:style-name="T9">this</text:span><text:span text:style-name="T4">.</text:span><text:span text:style-name="T3">msg</text:span><text:span text:style-name="T4">=</text:span><text:span text:style-name="T6">'campo actualizado'</text:span><text:span text:style-name="T4">; </text:span></text:p>
      <text:p text:style-name="P4">        <text:span text:style-name="T9">this</text:span><text:span text:style-name="T4">.</text:span><text:span text:style-name="T3">model2</text:span><text:span text:style-name="T4">={};</text:span></text:p>
      <text:p text:style-name="P4">      <text:span text:style-name="T4">}</text:span></text:p>
      <text:p text:style-name="P4">    <text:span text:style-name="T4">}</text:span></text:p>
      <text:p text:style-name="P4">  <text:span text:style-name="T4">}</text:span></text:p>
      <text:p text:style-name="P4"><text:span text:style-name="T4"/></text:p>
      <text:p text:style-name="Standard">updateE,plotee():void{ este metodo es tipo void ya que no muestra resultados. mediante la sentencia let i this.myvalues tomara el id seleccionado en el metodo editEmployee luego el arreglo empleado es recorrido por cada uno de los campos del empleado y son cambiados por los datos agregados en el modelo 2. el modelo 2 biene a ser el formulario que aparece en la parte izquierda luego de precionar el boton edit una vez que le damos el boton de guardar cambios los datos se envian al modelo1 para luego ser guardados en el arreglo.</text:p>
      <text:p text:style-name="Standard"/>
      <text:p text:style-name="Standard">El ultimo codigo es un metodo que nos permite cerrar el mensaje de la parte superior, este mensaje mediante el metodo cambia a contener como resultado ' ' lo que deja sin uso el mensaje y desapare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gregorio agrela</meta:initial-creator>
    <meta:creation-date>2021-06-07T09:35:38.34</meta:creation-date>
    <meta:document-statistic meta:table-count="0" meta:image-count="1" meta:object-count="0" meta:page-count="3" meta:paragraph-count="78" meta:word-count="880" meta:character-count="5980"/>
    <dc:date>2021-06-07T09:51:02.67</dc:date>
    <dc:creator>jose gregorio agrela</dc:creator>
    <meta:editing-duration>PT15M31S</meta:editing-duration>
    <meta:editing-cycles>1</meta:editing-cycles>
    <meta:generator>OpenOffice/4.1.6$Win32 OpenOffice.org_project/416m1$Build-9790</meta:generator>
  </office:meta>
</office:document-meta>
</file>